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791" officeooo:paragraph-rsid="001fb791"/>
    </style:style>
    <style:style style:name="P2" style:family="paragraph" style:parent-style-name="Standard">
      <style:text-properties officeooo:rsid="001fec2c" officeooo:paragraph-rsid="001fec2c"/>
    </style:style>
    <style:style style:name="P3" style:family="paragraph" style:parent-style-name="Standard">
      <style:text-properties officeooo:rsid="001fec2c" officeooo:paragraph-rsid="0020d690"/>
    </style:style>
    <style:style style:name="P4" style:family="paragraph" style:parent-style-name="Standard">
      <style:text-properties officeooo:rsid="0020d690" officeooo:paragraph-rsid="0020d690"/>
    </style:style>
    <style:style style:name="T1" style:family="text">
      <style:text-properties officeooo:rsid="001fec2c"/>
    </style:style>
    <style:style style:name="T2" style:family="text">
      <style:text-properties officeooo:rsid="0020d6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уть работы: у меня есть система поддержки принятия решений, в основе которой лежит одна моделька. Для того, чтобы это все работало – нужны данные по рынку, во многом, засекреченные, или же труднодоступные (например, для авиапромышленности я знаю основных игроков рынка – ключевые фирмы-производители, их конкурентов и так далее, но мне также нужно знать с какими поставщиками каждый работает, какой у них оборот, какие технологии они планируют внедрять, над какими продуктами работают; для поставщиков мне неплохо бы анализировать, какие характеристики получит летательный аппарат если будет использовать определенные комплектующие и так далее). Поскольку таких данных очень много и все они гетерогенны и распределены по разным источникам – мне нужно использовать какие-то сторонние сервисы для получения этих данных (сам я их писать не могу – это слишком объемно и выходит за рамки работы). Так вот, одной из таких систем по плану должен стать Avalanche, как минимум в теории. Поэтому хочется уточнить некоторые детали <text:span text:style-name="T1">(в основном вопросы скорее научно-исследовательские, чем продуктовые)</text:span>:</text:p>
      <text:p text:style-name="P1">1. Есть ли какие-то прямые конкуренты продукту (я находил некоторые продукты, но они не являются прямыми конкурентами). + Часть из тех продуктов, которые я находил – корпоративные, их не так-то просто поставить и потестить (как и Avalanche).</text:p>
      <text:p text:style-name="P2">2. На основе описанной задачи, возможно ли (хотя бы гипотетически) как-то запартнериться с Avalanche – с научно-исследовательской точки зрения?</text:p>
      <text:p text:style-name="P2">3. Насколько я понимаю, для многих проектов система допиливается? То есть существует “голый” продукт, который можно купить + возможность интеграции, с настройкой и прочим?</text:p>
      <text:p text:style-name="P2">4. Возможно ли (гипотетически) настроить работу с Avalanche посредством API? Чтобы результаты аналитики или сбора данных отдавались через POST в мой модуль, который эти данные обработает и отдаст СППР?</text:p>
      <text:p text:style-name="P2">5. Насколько вообще Avalanche может быть применим для авиастроения? Насколько будет эффективным сбор данных? Я так понимаю, придется как минимум очень тонко все настраивать?</text:p>
      <text:p text:style-name="P3">6. Можно ли развернуть Avalanche где-то у себя на сервере, или он доступен только с доступом по подписки и только через <text:span text:style-name="T2">avalancheonline.ru?</text:span></text:p>
      <text:p text:style-name="P4">7. По поводу API – если это возможно – в каком виде могут отдаваться данные? То есть, в идеале было бы здорово, если можно было бы получать что-то вроде:</text:p>
      <text:p text:style-name="P4">{</text:p>
      <text:p text:style-name="P4"><text:tab/>“company”: {</text:p>
      <text:p text:style-name="P4"><text:tab/><text:tab/>“name”: “”,</text:p>
      <text:p text:style-name="P4"><text:tab/><text:tab/>“country”: “”,</text:p>
      <text:p text:style-name="P4"><text:tab/><text:tab/>“year-profit”: “”,</text:p>
      <text:p text:style-name="P4"><text:tab/><text:tab/>“products”: [</text:p>
      <text:p text:style-name="P4"><text:tab/><text:tab/><text:tab/>“product1”: {}</text:p>
      <text:p text:style-name="P4"><text:tab/><text:tab/><text:tab/>“product2”: {}</text:p>
      <text:p text:style-name="P4"><text:tab/><text:tab/>]</text:p>
      <text:p text:style-name="P4"><text:tab/>}</text:p>
      <text:p text:style-name="P4">}</text:p>
      <text:p text:style-name="P4">Это вообще реально гипотетически? Ну и с интерфейсом на стороне Avalanche, куда тоже можно послать запросик и полчить какой-то ответ?</text:p>
      <text:p text:style-name="P4">8. Если через API общаться не получится – есть ли еще какие-то варианты выгрузки данных из системы, для ее парсинга (например, дампы или .csv)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01:30.556726732</meta:creation-date>
    <dc:date>2017-06-15T17:06:48.140055216</dc:date>
    <meta:editing-duration>P8DT3H43M56S</meta:editing-duration>
    <meta:editing-cycles>1</meta:editing-cycles>
    <meta:document-statistic meta:table-count="0" meta:image-count="0" meta:object-count="0" meta:page-count="1" meta:paragraph-count="21" meta:word-count="394" meta:character-count="2706" meta:non-whitespace-character-count="2306"/>
    <meta:generator>LibreOffice/5.1.6.2$Linux_X86_64 LibreOffice_project/10m0$Build-2</meta:generator>
  </office:meta>
</office:document-meta>
</file>